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5244in"/>
    </style:style>
    <style:style style:name="co8" style:family="table-column">
      <style:table-column-properties fo:break-before="auto" style:column-width="0.4256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36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3165in"/>
    </style:style>
    <style:style style:name="co14" style:family="table-column">
      <style:table-column-properties fo:break-before="auto" style:column-width="0.3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1" table:number-columns-repeated="2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number-columns-repeated="21"/>
          <table:table-cell table:style-name="Default" table:number-columns-repeated="9"/>
          <table:table-cell table:number-columns-repeated="10"/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string">
            <text:p>0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  <table:table-cell office:value-type="string">
            <text:p>0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string">
            <text:p>0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string">
            <text:p>0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string">
            <text:p>0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  <table:table-cell table:formula="of:=[.AF14]" office:value-type="string" office:string-value="$23-">
            <text:p>$23-</text:p>
          </table:table-cell>
        </table:table-row>
        <table:table-row table:style-name="ro1">
          <table:table-cell table:number-columns-repeated="21"/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string">
            <text:p>0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string">
            <text:p>0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string">
            <text:p>0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Default" table:number-columns-repeated="9"/>
          <table:table-cell/>
          <table:table-cell table:style-name="ce3" office:value-type="string">
            <text:p>$23-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2" table:formula="of:=[.AF2]&amp;[.V5]" office:value-type="string" office:string-value="$23-30">
            <text:p>$23-30</text:p>
          </table:table-cell>
          <table:table-cell table:style-name="ce2" table:formula="of:=[.AG2]&amp;[.W5]" office:value-type="string" office:string-value="$23-40">
            <text:p>$23-40</text:p>
          </table:table-cell>
          <table:table-cell table:style-name="ce2" table:formula="of:=[.AH2]&amp;[.X5]" office:value-type="string" office:string-value="$23-50">
            <text:p>$23-50</text:p>
          </table:table-cell>
          <table:table-cell table:style-name="ce2" table:formula="of:=[.AI2]&amp;[.Y5]" office:value-type="string" office:string-value="$23-60">
            <text:p>$23-60</text:p>
          </table:table-cell>
          <table:table-cell table:style-name="ce2" table:formula="of:=[.AJ2]&amp;[.Z5]" office:value-type="string" office:string-value="$23-70">
            <text:p>$23-70</text:p>
          </table:table-cell>
          <table:table-cell table:style-name="ce2" table:formula="of:=[.AK2]&amp;[.AA5]" office:value-type="string" office:string-value="$23-80">
            <text:p>$23-80</text:p>
          </table:table-cell>
          <table:table-cell table:style-name="ce2" table:formula="of:=[.AL2]&amp;[.AB5]" office:value-type="string" office:string-value="$23-00">
            <text:p>$23-00</text:p>
          </table:table-cell>
          <table:table-cell table:style-name="ce2" table:formula="of:=[.AM2]&amp;[.AC5]" office:value-type="string" office:string-value="$23-10">
            <text:p>$23-10</text:p>
          </table:table-cell>
          <table:table-cell table:style-name="ce2" table:formula="of:=[.AN2]&amp;[.AD5]" office:value-type="string" office:string-value="$23-20">
            <text:p>$23-20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3]&amp;[.V6]" office:value-type="string" office:string-value="$23-31">
            <text:p>$23-31</text:p>
          </table:table-cell>
          <table:table-cell table:style-name="ce2" table:formula="of:=[.AG3]&amp;[.W6]" office:value-type="string" office:string-value="$23-41">
            <text:p>$23-41</text:p>
          </table:table-cell>
          <table:table-cell table:style-name="ce2" table:formula="of:=[.AH3]&amp;[.X6]" office:value-type="string" office:string-value="$23-51">
            <text:p>$23-51</text:p>
          </table:table-cell>
          <table:table-cell table:style-name="ce2" table:formula="of:=[.AI3]&amp;[.Y6]" office:value-type="string" office:string-value="$23-61">
            <text:p>$23-61</text:p>
          </table:table-cell>
          <table:table-cell table:style-name="ce2" table:formula="of:=[.AJ3]&amp;[.Z6]" office:value-type="string" office:string-value="$23-71">
            <text:p>$23-71</text:p>
          </table:table-cell>
          <table:table-cell table:style-name="ce2" table:formula="of:=[.AK3]&amp;[.AA6]" office:value-type="string" office:string-value="$23-81">
            <text:p>$23-81</text:p>
          </table:table-cell>
          <table:table-cell table:style-name="ce2" table:formula="of:=[.AL3]&amp;[.AB6]" office:value-type="string" office:string-value="$23-01">
            <text:p>$23-01</text:p>
          </table:table-cell>
          <table:table-cell table:style-name="ce2" table:formula="of:=[.AM3]&amp;[.AC6]" office:value-type="string" office:string-value="$23-11">
            <text:p>$23-11</text:p>
          </table:table-cell>
          <table:table-cell table:style-name="ce2" table:formula="of:=[.AN3]&amp;[.AD6]" office:value-type="string" office:string-value="$23-21">
            <text:p>$23-21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4]&amp;[.V7]" office:value-type="string" office:string-value="$23-32">
            <text:p>$23-32</text:p>
          </table:table-cell>
          <table:table-cell table:style-name="ce2" table:formula="of:=[.AG4]&amp;[.W7]" office:value-type="string" office:string-value="$23-42">
            <text:p>$23-42</text:p>
          </table:table-cell>
          <table:table-cell table:style-name="ce2" table:formula="of:=[.AH4]&amp;[.X7]" office:value-type="string" office:string-value="$23-52">
            <text:p>$23-52</text:p>
          </table:table-cell>
          <table:table-cell table:style-name="ce2" table:formula="of:=[.AI4]&amp;[.Y7]" office:value-type="string" office:string-value="$23-62">
            <text:p>$23-62</text:p>
          </table:table-cell>
          <table:table-cell table:style-name="ce2" table:formula="of:=[.AJ4]&amp;[.Z7]" office:value-type="string" office:string-value="$23-72">
            <text:p>$23-72</text:p>
          </table:table-cell>
          <table:table-cell table:style-name="ce2" table:formula="of:=[.AK4]&amp;[.AA7]" office:value-type="string" office:string-value="$23-82">
            <text:p>$23-82</text:p>
          </table:table-cell>
          <table:table-cell table:style-name="ce2" table:formula="of:=[.AL4]&amp;[.AB7]" office:value-type="string" office:string-value="$23-02">
            <text:p>$23-02</text:p>
          </table:table-cell>
          <table:table-cell table:style-name="ce2" table:formula="of:=[.AM4]&amp;[.AC7]" office:value-type="string" office:string-value="$23-12">
            <text:p>$23-12</text:p>
          </table:table-cell>
          <table:table-cell table:style-name="ce2" table:formula="of:=[.AN4]&amp;[.AD7]" office:value-type="string" office:string-value="$23-22">
            <text:p>$23-2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5]&amp;[.V8]" office:value-type="string" office:string-value="$23-33">
            <text:p>$23-33</text:p>
          </table:table-cell>
          <table:table-cell table:style-name="ce2" table:formula="of:=[.AG5]&amp;[.W8]" office:value-type="string" office:string-value="$23-43">
            <text:p>$23-43</text:p>
          </table:table-cell>
          <table:table-cell table:style-name="ce2" table:formula="of:=[.AH5]&amp;[.X8]" office:value-type="string" office:string-value="$23-53">
            <text:p>$23-53</text:p>
          </table:table-cell>
          <table:table-cell table:style-name="ce2" table:formula="of:=[.AI5]&amp;[.Y8]" office:value-type="string" office:string-value="$23-63">
            <text:p>$23-63</text:p>
          </table:table-cell>
          <table:table-cell table:style-name="ce2" table:formula="of:=[.AJ5]&amp;[.Z8]" office:value-type="string" office:string-value="$23-73">
            <text:p>$23-73</text:p>
          </table:table-cell>
          <table:table-cell table:style-name="ce2" table:formula="of:=[.AK5]&amp;[.AA8]" office:value-type="string" office:string-value="$23-83">
            <text:p>$23-83</text:p>
          </table:table-cell>
          <table:table-cell table:style-name="ce2" table:formula="of:=[.AL5]&amp;[.AB8]" office:value-type="string" office:string-value="$23-03">
            <text:p>$23-03</text:p>
          </table:table-cell>
          <table:table-cell table:style-name="ce2" table:formula="of:=[.AM5]&amp;[.AC8]" office:value-type="string" office:string-value="$23-13">
            <text:p>$23-13</text:p>
          </table:table-cell>
          <table:table-cell table:style-name="ce2" table:formula="of:=[.AN5]&amp;[.AD8]" office:value-type="string" office:string-value="$23-23">
            <text:p>$23-23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6]&amp;[.V9]" office:value-type="string" office:string-value="$23-34">
            <text:p>$23-34</text:p>
          </table:table-cell>
          <table:table-cell table:style-name="ce2" table:formula="of:=[.AG6]&amp;[.W9]" office:value-type="string" office:string-value="$23-44">
            <text:p>$23-44</text:p>
          </table:table-cell>
          <table:table-cell table:style-name="ce2" table:formula="of:=[.AH6]&amp;[.X9]" office:value-type="string" office:string-value="$23-54">
            <text:p>$23-54</text:p>
          </table:table-cell>
          <table:table-cell table:style-name="ce2" table:formula="of:=[.AI6]&amp;[.Y9]" office:value-type="string" office:string-value="$23-64">
            <text:p>$23-64</text:p>
          </table:table-cell>
          <table:table-cell table:style-name="ce2" table:formula="of:=[.AJ6]&amp;[.Z9]" office:value-type="string" office:string-value="$23-74">
            <text:p>$23-74</text:p>
          </table:table-cell>
          <table:table-cell table:style-name="ce2" table:formula="of:=[.AK6]&amp;[.AA9]" office:value-type="string" office:string-value="$23-84">
            <text:p>$23-84</text:p>
          </table:table-cell>
          <table:table-cell table:style-name="ce2" table:formula="of:=[.AL6]&amp;[.AB9]" office:value-type="string" office:string-value="$23-04">
            <text:p>$23-04</text:p>
          </table:table-cell>
          <table:table-cell table:style-name="ce2" table:formula="of:=[.AM6]&amp;[.AC9]" office:value-type="string" office:string-value="$23-14">
            <text:p>$23-14</text:p>
          </table:table-cell>
          <table:table-cell table:style-name="ce2" table:formula="of:=[.AN6]&amp;[.AD9]" office:value-type="string" office:string-value="$23-24">
            <text:p>$23-24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7]&amp;[.V10]" office:value-type="string" office:string-value="$23-35">
            <text:p>$23-35</text:p>
          </table:table-cell>
          <table:table-cell table:style-name="ce2" table:formula="of:=[.AG7]&amp;[.W10]" office:value-type="string" office:string-value="$23-45">
            <text:p>$23-45</text:p>
          </table:table-cell>
          <table:table-cell table:style-name="ce2" table:formula="of:=[.AH7]&amp;[.X10]" office:value-type="string" office:string-value="$23-55">
            <text:p>$23-55</text:p>
          </table:table-cell>
          <table:table-cell table:style-name="ce2" table:formula="of:=[.AI7]&amp;[.Y10]" office:value-type="string" office:string-value="$23-65">
            <text:p>$23-65</text:p>
          </table:table-cell>
          <table:table-cell table:style-name="ce2" table:formula="of:=[.AJ7]&amp;[.Z10]" office:value-type="string" office:string-value="$23-75">
            <text:p>$23-75</text:p>
          </table:table-cell>
          <table:table-cell table:style-name="ce2" table:formula="of:=[.AK7]&amp;[.AA10]" office:value-type="string" office:string-value="$23-85">
            <text:p>$23-85</text:p>
          </table:table-cell>
          <table:table-cell table:style-name="ce2" table:formula="of:=[.AL7]&amp;[.AB10]" office:value-type="string" office:string-value="$23-05">
            <text:p>$23-05</text:p>
          </table:table-cell>
          <table:table-cell table:style-name="ce2" table:formula="of:=[.AM7]&amp;[.AC10]" office:value-type="string" office:string-value="$23-15">
            <text:p>$23-15</text:p>
          </table:table-cell>
          <table:table-cell table:style-name="ce2" table:formula="of:=[.AN7]&amp;[.AD10]" office:value-type="string" office:string-value="$23-25">
            <text:p>$23-25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8]&amp;[.V11]" office:value-type="string" office:string-value="$23-36">
            <text:p>$23-36</text:p>
          </table:table-cell>
          <table:table-cell table:style-name="ce2" table:formula="of:=[.AG8]&amp;[.W11]" office:value-type="string" office:string-value="$23-46">
            <text:p>$23-46</text:p>
          </table:table-cell>
          <table:table-cell table:style-name="ce2" table:formula="of:=[.AH8]&amp;[.X11]" office:value-type="string" office:string-value="$23-56">
            <text:p>$23-56</text:p>
          </table:table-cell>
          <table:table-cell table:style-name="ce2" table:formula="of:=[.AI8]&amp;[.Y11]" office:value-type="string" office:string-value="$23-66">
            <text:p>$23-66</text:p>
          </table:table-cell>
          <table:table-cell table:style-name="ce2" table:formula="of:=[.AJ8]&amp;[.Z11]" office:value-type="string" office:string-value="$23-76">
            <text:p>$23-76</text:p>
          </table:table-cell>
          <table:table-cell table:style-name="ce2" table:formula="of:=[.AK8]&amp;[.AA11]" office:value-type="string" office:string-value="$23-86">
            <text:p>$23-86</text:p>
          </table:table-cell>
          <table:table-cell table:style-name="ce2" table:formula="of:=[.AL8]&amp;[.AB11]" office:value-type="string" office:string-value="$23-06">
            <text:p>$23-06</text:p>
          </table:table-cell>
          <table:table-cell table:style-name="ce2" table:formula="of:=[.AM8]&amp;[.AC11]" office:value-type="string" office:string-value="$23-16">
            <text:p>$23-16</text:p>
          </table:table-cell>
          <table:table-cell table:style-name="ce2" table:formula="of:=[.AN8]&amp;[.AD11]" office:value-type="string" office:string-value="$23-26">
            <text:p>$23-26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9]&amp;[.V12]" office:value-type="string" office:string-value="$23-37">
            <text:p>$23-37</text:p>
          </table:table-cell>
          <table:table-cell table:style-name="ce2" table:formula="of:=[.AG9]&amp;[.W12]" office:value-type="string" office:string-value="$23-47">
            <text:p>$23-47</text:p>
          </table:table-cell>
          <table:table-cell table:style-name="ce2" table:formula="of:=[.AH9]&amp;[.X12]" office:value-type="string" office:string-value="$23-57">
            <text:p>$23-57</text:p>
          </table:table-cell>
          <table:table-cell table:style-name="ce2" table:formula="of:=[.AI9]&amp;[.Y12]" office:value-type="string" office:string-value="$23-67">
            <text:p>$23-67</text:p>
          </table:table-cell>
          <table:table-cell table:style-name="ce2" table:formula="of:=[.AJ9]&amp;[.Z12]" office:value-type="string" office:string-value="$23-77">
            <text:p>$23-77</text:p>
          </table:table-cell>
          <table:table-cell table:style-name="ce2" table:formula="of:=[.AK9]&amp;[.AA12]" office:value-type="string" office:string-value="$23-87">
            <text:p>$23-87</text:p>
          </table:table-cell>
          <table:table-cell table:style-name="ce2" table:formula="of:=[.AL9]&amp;[.AB12]" office:value-type="string" office:string-value="$23-07">
            <text:p>$23-07</text:p>
          </table:table-cell>
          <table:table-cell table:style-name="ce2" table:formula="of:=[.AM9]&amp;[.AC12]" office:value-type="string" office:string-value="$23-17">
            <text:p>$23-17</text:p>
          </table:table-cell>
          <table:table-cell table:style-name="ce2" table:formula="of:=[.AN9]&amp;[.AD12]" office:value-type="string" office:string-value="$23-27">
            <text:p>$23-27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2" table:formula="of:=[.AF10]&amp;[.V13]" office:value-type="string" office:string-value="$23-38">
            <text:p>$23-38</text:p>
          </table:table-cell>
          <table:table-cell table:style-name="ce2" table:formula="of:=[.AG10]&amp;[.W13]" office:value-type="string" office:string-value="$23-48">
            <text:p>$23-48</text:p>
          </table:table-cell>
          <table:table-cell table:style-name="ce2" table:formula="of:=[.AH10]&amp;[.X13]" office:value-type="string" office:string-value="$23-58">
            <text:p>$23-58</text:p>
          </table:table-cell>
          <table:table-cell table:style-name="ce2" table:formula="of:=[.AI10]&amp;[.Y13]" office:value-type="string" office:string-value="$23-68">
            <text:p>$23-68</text:p>
          </table:table-cell>
          <table:table-cell table:style-name="ce2" table:formula="of:=[.AJ10]&amp;[.Z13]" office:value-type="string" office:string-value="$23-78">
            <text:p>$23-78</text:p>
          </table:table-cell>
          <table:table-cell table:style-name="ce2" table:formula="of:=[.AK10]&amp;[.AA13]" office:value-type="string" office:string-value="$23-88">
            <text:p>$23-88</text:p>
          </table:table-cell>
          <table:table-cell table:style-name="ce2" table:formula="of:=[.AL10]&amp;[.AB13]" office:value-type="string" office:string-value="$23-08">
            <text:p>$23-08</text:p>
          </table:table-cell>
          <table:table-cell table:style-name="ce2" table:formula="of:=[.AM10]&amp;[.AC13]" office:value-type="string" office:string-value="$23-18">
            <text:p>$23-18</text:p>
          </table:table-cell>
          <table:table-cell table:style-name="ce2" table:formula="of:=[.AN10]&amp;[.AD13]" office:value-type="string" office:string-value="$23-28">
            <text:p>$23-28</text:p>
          </table:table-cell>
          <table:table-cell table:number-columns-repeated="10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11/12/2019</text:date>, <text:time>14:22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0-03T23:09:40.66</meta:creation-date>
    <dc:date>2019-11-12T14:22:57.37</dc:date>
    <meta:editing-duration>PT1H57M17S</meta:editing-duration>
    <meta:editing-cycles>4</meta:editing-cycles>
    <meta:generator>OpenOffice/4.1.6$Win32 OpenOffice.org_project/416m1$Build-9790</meta:generator>
    <meta:document-statistic meta:table-count="3" meta:cell-count="244" meta:object-count="0"/>
  </office:meta>
</office:document-meta>
</file>